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ohit Devanagari" svg:font-family="'Lohit Devanagari'" style:font-family-generic="system" style:font-pitch="variable"/>
    <style:font-face style:name="OpenSymbol" svg:font-family="OpenSymbol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fo:language="sr" fo:country="RS"/>
    </style:style>
    <style:style style:name="P2" style:family="paragraph" style:parent-style-name="Title" style:master-page-name="MP0">
      <style:paragraph-properties style:page-number="auto" fo:break-before="page"/>
    </style:style>
    <style:style style:name="P3" style:family="paragraph" style:parent-style-name="Heading_20_2">
      <style:text-properties fo:language="sr" fo:country="RS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3">
      <style:text-properties fo:language="sr" fo:country="RS"/>
    </style:style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T1" style:family="text">
      <style:text-properties fo:language="sr" fo:country="RS"/>
    </style:style>
    <style:style style:name="T2" style:family="text">
      <style:text-properties officeooo:rsid="000a5a97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edlog projekta za predmet “Sistemi bazirani na znanju” – Sistem za automatizovanu trgovinu na finansijskim tržištima</text:p>
      <text:p text:style-name="Standard"/>
      <text:h text:style-name="Heading_20_1" text:outline-level="1">Motivacija</text:h>
      <text:p text:style-name="Text_20_body">Postoji dosta različitih sistema za automatizovanu trgovinu na finansijskim tržištima. Finansijsko tržište jeste tržište na kom se vrši razmena hartija od vrednosti koje mogu biti akcije kompanija, opcije kompanija, obveznice i prirodni derivati (zlato, nafta, …).</text:p>
      <text:p text:style-name="Text_20_body">Sama osobine finansijskih tržišta je da su nepredvidiva i da jedan model ne može da dovodi do optimalnog profita investitora na duži vremenski period. Pored ovoga, samo tržište je dosta kompleksno i jako je teško uočiti pravilnosti.</text:p>
      <text:p text:style-name="Text_20_body">Postoje razna istraživanja na ovu temu kao i pokušaji da se problem optimizacije profita reši upotrebom mašinskog učenja. Problem sa ovim pristupom je što modeli mašinskog učenja su, kada su izgrađeni, jako teško izmenjivi i zahtevaju ponovno treniranje. Ideja je da se koristi rule-based sistem koji se značajno lakše može prilagođavati novim pravilima i novim prohtevima korisnika.</text:p>
      <text:h text:style-name="Heading_20_1" text:outline-level="1">Ulazi I izlazi</text:h>
      <text:p text:style-name="Text_20_body">Sistem dobija ulaze u smislu vrednosti hartija od vrednosti koje su trenutno aktuelne na osnovu trenutnog stanja na tržištu. Sistem takođe čuva stanje portfolia korisnika (skup svih hartija od vrednosti u vlasništvu korisnika). Kao izlaz sistem daje strategiju trgovanja u obliku odluka. Sistem može da donese odluku o kupovini ili prodaji određene hartije od vrednosti uz poštovanje osnovnih ograničenja zadatim pravilima u rule engine-u.</text:p>
      <text:h text:style-name="Heading_20_1" text:outline-level="1">Baza znanja</text:h>
      <text:p text:style-name="Text_20_body">Sistem čuva sve informacije prikupljene o tržištu koje je skupljao tokom svog rada. Ovo uključuje vrednosti svih hartija od vrednosti koje se razmatraju (akcije, opcije, derivati, obveznice). Pored ovoga, sistem može i da čuva druge informacije o kompanijama.</text:p>
      <text:h text:style-name="Heading_20_1" text:outline-level="1"><text:soft-page-break/>Metodologija</text:h>
      <text:p text:style-name="Text_20_body">Sistem je rule-based I upravlja sa tri vrste entiteta u radnoj memoriji:</text:p>
      <text:list xml:id="list1830827815" text:style-name="L1">
        <text:list-item>
          <text:p text:style-name="P4">Asset – predstavlja akciju ili opciju</text:p>
        </text:list-item>
        <text:list-item>
          <text:p text:style-name="P4">Estimate – predstavlja procenu rasta I procenu rizika određene akcije</text:p>
        </text:list-item>
        <text:list-item>
          <text:p text:style-name="P4">Decision – odluka o kupovini ili prodaji</text:p>
        </text:list-item>
      </text:list>
      <text:p text:style-name="Text_20_body">Svakog dana, sistem dobija ogroman skup Asset objekata koji predstavljaju akcije I njhove cene u datom danu (sistem ne upravlja na manji vremenskim intervalima od jednog dana). Sistem u radnoj memoriji takođe čuva informacije o portfoliju (skup svih akcija koje korisnik poseduje kao i sredstva sa kojima može da raspolaže). Svakog dana, na osnovu informacija o akcijama, za svaku akciju se formra više različitih Estimate objekata na osnovu određenih indikatora (skup pravila na osnovu cene akcije). Neki od indikatora su:</text:p>
      <text:list xml:id="list3123003176" text:style-name="L2">
        <text:list-item>
          <text:p text:style-name="P5">različite vrste regresije</text:p>
        </text:list-item>
        <text:list-item>
          <text:p text:style-name="P5">Binomni model</text:p>
        </text:list-item>
        <text:list-item>
          <text:p text:style-name="P5">moving average</text:p>
        </text:list-item>
        <text:list-item>
          <text:p text:style-name="P5">support vs resistance</text:p>
        </text:list-item>
        <text:list-item>
          <text:p text:style-name="P5">I drugi probabilistički modeli u literaturi dole</text:p>
        </text:list-item>
      </text:list>
      <text:p text:style-name="Text_20_body">Na osnovu generisanih Estimate objekata, drugim setom pravila se dobija Decision objekat koji predstavlja finalnu odluku. Decision se generiše na osnovu pravila nad portfoliom I Estimate-ima.</text:p>
      <text:p text:style-name="Text_20_body">Za svaki Estimate na osnovu njegove procene rizika I rasta se može proceniti vrednost akcije (Net Present Value – NPV).</text:p>
      <text:p text:style-name="Text_20_body">Pravila su podeljena u više faza:</text:p>
      <text:list xml:id="list3226379657" text:style-name="L3">
        <text:list-item>
          <text:p text:style-name="P7">Procena vrednosti </text:p>
        </text:list-item>
        <text:list-item>
          <text:p text:style-name="P7">Korigovanje procena vrednosti </text:p>
        </text:list-item>
        <text:list-item>
          <text:p text:style-name="P7">Pravila vezana za dividendu</text:p>
        </text:list-item>
        <text:list-item>
          <text:p text:style-name="P7">Pravila za trgovanje opcijama </text:p>
        </text:list-item>
        <text:list-item>
          <text:p text:style-name="P7">Pravila za trgovanje obveznicama</text:p>
        </text:list-item>
        <text:list-item>
          <text:p text:style-name="P7">Pravila za donošenje konačne odluke o kupovini-prodaji akcija</text:p>
        </text:list-item>
      </text:list>
      <text:p text:style-name="P1"/>
      <text:h text:style-name="P3" text:outline-level="2">Procena vrednosti </text:h>
      <text:list xml:id="list72350884798275" text:continue-numbering="true" text:style-name="L3">
        <text:list-item>
          <text:p text:style-name="P7">Ako postoji finansijski izveštaj o kompaniji čija je akcija, pravi se prva procena na osnovu rasta prihoda i standardne de<text:span text:style-name="T2">v</text:span>ijacije kao rizik</text:p>
        </text:list-item>
        <text:list-item>
          <text:p text:style-name="P7">Ako postoji bilans stanja kompanije čija je akcija, pravi se dodatna procena na osnovu rasta vrednosti cele imovine a rizik se računa kao maksimalni rizik svih individualnih nepokretnosti i pokretnosti date kompanije.</text:p>
        </text:list-item>
        <text:list-item>
          <text:p text:style-name="P7"><text:soft-page-break/>Kreira se procena vrednosti sa rastom koliki je rast indikatora Earnings over Share a rizik se računa kao standardna devijacija.</text:p>
        </text:list-item>
      </text:list>
      <text:h text:style-name="P3" text:outline-level="2">Korigovanje procena vrednosti </text:h>
      <text:list xml:id="list72350205751488" text:continue-numbering="true" text:style-name="L3">
        <text:list-item>
          <text:p text:style-name="P7">Ako postoji preporuka od Yazoo Finance za datu akciju, rizici svih procena za datu akciju se smanjuju za 10%</text:p>
        </text:list-item>
        <text:list-item>
          <text:p text:style-name="P7">Ako je prinos od dividendi izme+u 3% i 5%, smanjuje se procena rizika za 10%.</text:p>
        </text:list-item>
        <text:list-item>
          <text:p text:style-name="P7">Ako je prinos od dividendi iznad 5%, smanjuje se procena rizika za 40%.</text:p>
        </text:list-item>
        <text:list-item>
          <text:p text:style-name="P7">Ako je ukupna vrednost portfolija u sistemu veća od definisanog iznosa od strane korisnika, rizik se povećava za 20% na svim procenama. Razlog za ovo je činjenica da ne želimo velike promene u portfoliju kada je njegova vrednost dovoljno velika.</text:p>
        </text:list-item>
        <text:list-item>
          <text:p text:style-name="P7">Ako kompanija ima odnos dugova prema imovini veći od zadate vrednosti od strane korisnika, rizik se povećava za 20% na svim procenama za datu akciju.</text:p>
        </text:list-item>
        <text:list-item>
          <text:p text:style-name="P7">Ako kompanija ima marginu profita manju od 2%, povećava se procena rizika za 20%</text:p>
        </text:list-item>
        <text:list-item>
          <text:p text:style-name="P7">Ako je margina profita veća od 30%, procena rizika se smanjuje za 10%</text:p>
        </text:list-item>
        <text:list-item>
          <text:p text:style-name="P7">Ako je QR indikator manji od 20% procena rizika se povećava za 70%</text:p>
        </text:list-item>
        <text:list-item>
          <text:p text:style-name="P7">Ako je QR indikator između 20% i 70%, povećava se procena rizika za 10%</text:p>
        </text:list-item>
        <text:list-item>
          <text:p text:style-name="P7">Ako je QR indikator veći od 200%, smanjuje se rizik za 10%</text:p>
        </text:list-item>
        <text:list-item>
          <text:p text:style-name="P6"><text:span text:style-name="Default_20_Paragraph_20_Font"><text:span text:style-name="T1">Ako postoji procena koja ima procenu rasta veću od S</text:span></text:span>&amp;P 500<text:span text:style-name="Default_20_Paragraph_20_Font"><text:span text:style-name="T1"> i rizik manji od korisnički definisane granice, donosi se odluka o kupovini k akcija gde k zavisi od razlike od S</text:span></text:span>&amp;P 500 vrednosti i procene buduće vrednosti akcije na osnovu procene rasta. Korisnik zadaje k na određenu razliku.</text:p>
        </text:list-item>
      </text:list>
      <text:h text:style-name="P3" text:outline-level="2">Pravila vezana za dividendu</text:h>
      <text:list xml:id="list72349934263956" text:continue-numbering="true" text:style-name="L3">
        <text:list-item>
          <text:p text:style-name="P7">Potrebno je povećati vrednost keša u portfoliju na svaku isplatu dividende od strane kompanija čije akcije se nalaze u portfoliju</text:p>
        </text:list-item>
      </text:list>
      <text:h text:style-name="P3" text:outline-level="2">Pravila ya trgovanje opcijama </text:h>
      <text:list xml:id="list72349771454144" text:continue-numbering="true" text:style-name="L3">
        <text:list-item>
          <text:p text:style-name="P7">Ako sistem poseduje call opciju i cena akcije je manja od cene opcije, opcija se prodaje i kupuje se akcija </text:p>
        </text:list-item>
        <text:list-item>
          <text:p text:style-name="P7">Ako sistem poseduje put opciju i vrednost akcije je veća od cene opcije, opcija se prodaje i akcija se prodaje</text:p>
        </text:list-item>
        <text:list-item>
          <text:p text:style-name="P7">Ako opcija istekne, ona se briše iz portfolija</text:p>
        </text:list-item>
      </text:list>
      <text:h text:style-name="P3" text:outline-level="2">Pravila za trgovanje obveznicama</text:h>
      <text:list xml:id="list72350330264398" text:continue-numbering="true" text:style-name="L3">
        <text:list-item>
          <text:p text:style-name="P7">Kupi obveznice ako im je rizik manji od A kategorije, količina zavisi od dosupnog keša u portfoliju i količina obveznica zavisi od korisnički definisane vrednosti koliko se keša može koristiti za obveznice.</text:p>
        </text:list-item>
        <text:list-item>
          <text:p text:style-name="P7">Povećaj vrednost keša u portfoliju kada obveznica plati kupon</text:p>
        </text:list-item>
        <text:list-item>
          <text:p text:style-name="P7"><text:soft-page-break/>Kada obveznica istekne, povećava se vrednost portfolija i obveznica se briše iz portfolija</text:p>
        </text:list-item>
      </text:list>
      <text:h text:style-name="P3" text:outline-level="2">Pravila za donošenje konačne odluke o kupovini-prodaji akcija</text:h>
      <text:list xml:id="list1674354205" text:style-name="L4">
        <text:list-item>
          <text:p text:style-name="P8">Računa se NPV na osnovu svih procena rasta I rizika akcija koje su kreirane u prethodnim koracima.</text:p>
        </text:list-item>
        <text:list-item>
          <text:p text:style-name="P8">NPV &gt; trenutne cene akcije i u portfoliju ima dodatnih sedstava za k akcija → kupi k akcija</text:p>
        </text:list-item>
        <text:list-item>
          <text:p text:style-name="P8">NPV &lt; trenutne cene akcije I korisnik poseduje k akcija → prodaj k akcija</text:p>
        </text:list-item>
        <text:list-item>
          <text:p text:style-name="P8">NPV &gt; trenutne cene I u portfoliju nema novca za k akcija → kupiti onoliko koliko je moguće (ovde obratiti posebnu pažnju da se optimizuje kupovin da se kupuju akcije najisplativije – prioritetizovati pravila)</text:p>
        </text:list-item>
        <text:list-item>
          <text:p text:style-name="P8">NPV &lt; trenutne cene I korisnik nema k akcija u portfoliju → prodati sve akcije te kompanije (ako ih ima).</text:p>
        </text:list-item>
      </text:list>
      <text:p text:style-name="Text_20_body">Posebna pažnju treba posvetiti optimalnom određivanju broja k (koliko NPV treba da bude veći od trenutne cene da bi k bilo 1, koliko da bi bilo 10 itd).</text:p>
      <text:p text:style-name="Text_20_body"/>
      <text:h text:style-name="Heading_20_1" text:outline-level="1">ostale komponent sistema</text:h>
      <text:list xml:id="list72246616444810" text:style-name="L3">
        <text:list-item>
          <text:p text:style-name="P6">Sistem pruža mogućnost da korisnik dobije informacije o svim odlukama kao I kako je tekao način rezonovanja</text:p>
        </text:list-item>
        <text:list-item>
          <text:p text:style-name="P6">Sistem pruža komponentu za konfiguraciju korisnički definisanih parametara</text:p>
        </text:list-item>
        <text:list-item>
          <text:p text:style-name="P6">Sistem mejlom korisniku šalje izveštaj o trenutnom portfoliju</text:p>
        </text:list-item>
        <text:list-item>
          <text:p text:style-name="P6">Alarm system kada vrednost portfolija padne ispod korisnički definisane vrednosti </text:p>
        </text:list-item>
        <text:list-item>
          <text:p text:style-name="P6">Alarm system kada je dnevni pad vrednosti portfolija veći od korisnički definisane vrednosti</text:p>
        </text:list-item>
      </text:list>
      <text:p text:style-name="Text_20_body"/>
      <text:p text:style-name="Text_20_body"/>
      <text:h text:style-name="Heading_20_1" text:outline-level="1">Literatura</text:h>
      <text:list xml:id="list3511050642" text:style-name="L5">
        <text:list-item>
          <text:p text:style-name="P9">I. Welch - Corporate finance</text:p>
        </text:list-item>
        <text:list-item>
          <text:p text:style-name="P9">M. Capihski T. Zastawniak - Mathematics for finance</text:p>
        </text:list-item>
        <text:list-item>
          <text:p text:style-name="P9">R. P. McAfee J. S. Johnson - Introduction to economic analysis</text:p>
        </text:list-item>
        <text:list-item>
          <text:p text:style-name="P9">H. V. Roberts - Stock market patterns and financial analysis: methodological suggestions</text:p>
        </text:list-item>
        <text:list-item>
          <text:p text:style-name="P9">Andrew W. Lo - Adaptive market hypothesis</text:p>
        </text:list-item>
      </text:list>
      <text:p text:style-name="Text_20_body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ohit Devanagari" svg:font-family="'Lohit Devanagari'" style:font-family-generic="system" style:font-pitch="variable"/>
    <style:font-face style:name="OpenSymbol" svg:font-family="OpenSymbol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ource Han Sans CN Regular" style:font-size-asian="12pt" style:language-asian="en" style:country-asian="US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ource Han Sans CN Regular" style:font-size-asian="12pt" style:language-asian="en" style:country-asian="US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Carlito" fo:font-family="Carlito" style:font-family-generic="swiss" style:font-pitch="variable" fo:font-size="10.5pt" style:font-name-asian="Carlito" style:font-family-asian="Carlito" style:font-family-generic-asian="swiss" style:font-pitch-asian="variable" style:font-size-asian="10.5pt" style:font-name-complex="Carlito" style:font-family-complex="Carlito" style:font-family-generic-complex="swiss" style:font-pitch-complex="variable"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fo:text-transform="uppercase" style:font-name="Caladea" fo:font-family="Caladea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font-size="11pt" style:font-size-asian="11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loext:contextual-spacing="false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in" loext:contextual-spacing="false" fo:hyphenation-ladder-count="no-limit"/>
      <style:text-properties fo:font-style="italic" style:font-style-asian="italic" style:font-style-complex="italic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 fo:hyphenation-ladder-count="no-limit"/>
      <style:text-properties fo:hyphenate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 fo:hyphenation-ladder-count="no-limit"/>
      <style:text-properties fo:font-style="italic" style:font-style-asian="italic" style:font-style-complex="italic" fo:hyphenate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 fo:hyphenation-ladder-count="no-limit"/>
      <style:text-properties fo:hyphenate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 fo:hyphenation-ladder-count="no-limit"/>
      <style:text-properties fo:font-style="italic" style:font-style-asian="italic" style:font-style-complex="italic" fo:hyphenate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 fo:padding="0.0138in" fo:border="0.74pt solid #000000" style:shadow="none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0417in" fo:margin-bottom="0in" loext:contextual-spacing="false" fo:text-align="center" style:justify-single-word="false" fo:hyphenation-ladder-count="no-limit"/>
      <style:text-properties fo:font-variant="small-caps" fo:font-size="18pt" style:font-size-asian="18pt" style:font-size-complex="18pt" fo:hyphenate="false"/>
    </style:style>
    <style:style style:name="Heading_20_10" style:display-name="Heading 10" style:family="paragraph" style:parent-style-name="Heading" style:next-style-name="Text_20_body" style:class="text">
      <style:paragraph-properties fo:margin-top="0.0417in" fo:margin-bottom="0.0417in" loext:contextual-spacing="false" fo:hyphenation-ladder-count="no-limit"/>
      <style:text-properties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asian="Carlito" style:font-family-asian="Carlito" style:font-family-generic-asian="swiss" style:font-pitch-asian="variable" style:font-name-complex="Carlito" style:font-family-complex="Carlito" style:font-family-generic-complex="swiss" style:font-pitch-complex="variable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style:font-name-asian="Carlito" style:font-family-asian="Carlito" style:font-family-generic-asian="swiss" style:font-pitch-asian="variable" style:font-name-complex="Carlito" style:font-family-complex="Carlito" style:font-family-generic-complex="swiss" style:font-pitch-complex="variable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6.2$Linux_X86_64 LibreOffice_project/30$Build-2</meta:generator>
    <dc:title>Modern</dc:title>
    <meta:creation-date>2020-04-11T16:21:00Z</meta:creation-date>
    <dc:date>2020-06-10T07:23:49.510514689</dc:date>
    <meta:editing-cycles>27</meta:editing-cycles>
    <meta:editing-duration>PT1M5S</meta:editing-duration>
    <meta:document-statistic meta:table-count="0" meta:image-count="0" meta:object-count="0" meta:page-count="5" meta:paragraph-count="74" meta:word-count="1190" meta:character-count="7361" meta:non-whitespace-character-count="6281"/>
    <meta:template xlink:type="simple" xlink:actuate="onRequest" xlink:title="" xlink:href="Modern.ott"/>
  </office:meta>
</office:document-meta>
</file>